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inux Libertine" svg:font-family="'Linux Libertine', Georgia, Times, serif"/>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use-window-font-color="true" fo:font-size="16pt" fo:font-style="italic" fo:font-weight="bold" officeooo:rsid="000567df" officeooo:paragraph-rsid="000567df" fo:background-color="#ffffff" style:font-size-asian="16pt" style:font-style-asian="italic" style:font-weight-asian="bold" style:font-size-complex="16pt" style:font-style-complex="italic" style:font-weight-complex="bold"/>
    </style:style>
    <style:style style:name="P2" style:family="paragraph" style:parent-style-name="Text_20_body">
      <style:text-properties style:use-window-font-color="true" fo:font-size="9.69999980926514pt" fo:font-style="italic" fo:font-weight="bold" officeooo:rsid="000567df" officeooo:paragraph-rsid="000567df" fo:background-color="#ffffff" style:font-size-asian="9.69999980926514pt" style:font-style-asian="italic" style:font-weight-asian="bold" style:font-size-complex="9.69999980926514pt" style:font-style-complex="italic" style:font-weight-complex="bold"/>
    </style:style>
    <style:style style:name="P3" style:family="paragraph" style:parent-style-name="Text_20_body">
      <style:text-properties fo:font-variant="normal" fo:text-transform="none" fo:color="#000000" style:font-name="Arial" fo:font-size="9.69999980926514pt" fo:letter-spacing="normal" fo:font-style="normal" fo:font-weight="normal" officeooo:rsid="000567df" officeooo:paragraph-rsid="000567df" fo:background-color="#ffffff" style:font-size-asian="9.69999980926514pt" style:font-style-asian="italic" style:font-weight-asian="bold" style:font-size-complex="9.69999980926514pt" style:font-style-complex="italic" style:font-weight-complex="bold"/>
    </style:style>
    <style:style style:name="P4" style:family="paragraph" style:parent-style-name="Text_20_body" style:list-style-name="L1">
      <style:paragraph-properties fo:margin-left="0in" fo:margin-right="0in" fo:margin-top="0in" fo:margin-bottom="0in" style:contextual-spacing="false" fo:line-height="100%" fo:text-indent="0in" style:auto-text-indent="false" fo:padding="0in" fo:border="none"/>
    </style:style>
    <style:style style:name="P5" style:family="paragraph" style:parent-style-name="Text_20_body" style:list-style-name="L2">
      <style:paragraph-properties fo:margin-left="0in" fo:margin-right="0in" fo:margin-top="0in" fo:margin-bottom="0in" style:contextual-spacing="false" style:line-height-at-least="0.198in" fo:text-align="start" style:justify-single-word="false" fo:text-indent="0in" style:auto-text-indent="false" fo:padding="0in" fo:border="none"/>
      <style:text-properties fo:font-variant="normal" fo:text-transform="none" fo:color="#000000" style:font-name="Arial" fo:font-size="9.69999980926514pt" fo:letter-spacing="normal" fo:font-style="normal" fo:font-weight="normal" style:font-size-asian="9.69999980926514pt" style:font-size-complex="9.69999980926514pt"/>
    </style:style>
    <style:style style:name="P6" style:family="paragraph" style:parent-style-name="Text_20_body" style:list-style-name="L3">
      <style:paragraph-properties fo:margin-left="0in" fo:margin-right="0in" fo:margin-top="0in" fo:margin-bottom="0in" style:contextual-spacing="false" style:line-height-at-least="0.2083in" fo:text-indent="0in" style:auto-text-indent="false" fo:padding="0in" fo:border="none"/>
    </style:style>
    <style:style style:name="P7" style:family="paragraph" style:parent-style-name="Text_20_body" style:list-style-name="L2" style:master-page-name="">
      <style:paragraph-properties fo:margin-left="0in" fo:margin-right="0in" fo:margin-top="0in" fo:margin-bottom="0in" style:contextual-spacing="false" style:line-height-at-least="0.198in" fo:text-align="start" style:justify-single-word="false" fo:text-indent="0in" style:auto-text-indent="false" style:page-number="auto" fo:padding="0in" fo:border="none"/>
      <style:text-properties fo:font-variant="normal" fo:text-transform="none" fo:color="#000000" style:font-name="Arial" fo:font-size="9.69999980926514pt" fo:letter-spacing="normal" fo:font-style="normal" fo:font-weight="normal" style:font-size-asian="9.69999980926514pt" style:font-size-complex="9.69999980926514pt"/>
    </style:style>
    <style:style style:name="P8" style:family="paragraph" style:parent-style-name="Text_20_body" style:list-style-name="L1">
      <style:paragraph-properties fo:margin-top="0in" fo:margin-bottom="0in" style:contextual-spacing="false" style:line-height-at-least="0.2083in" fo:padding="0in" fo:border="none"/>
    </style:style>
    <style:style style:name="P9" style:family="paragraph" style:parent-style-name="Text_20_body" style:list-style-name="L3">
      <style:paragraph-properties fo:margin-top="0in" fo:margin-bottom="0in" style:contextual-spacing="false" style:line-height-at-least="0.2083in" fo:padding="0in" fo:border="none"/>
    </style:style>
    <style:style style:name="P10" style:family="paragraph" style:parent-style-name="Text_20_body" style:list-style-name="L3">
      <style:paragraph-properties fo:margin-top="0in" fo:margin-bottom="0in" style:contextual-spacing="false" fo:line-height="100%" fo:padding="0in" fo:border="none"/>
    </style:style>
    <style:style style:name="P11" style:family="paragraph" style:parent-style-name="Standard">
      <style:text-properties fo:font-size="16pt" fo:font-style="italic" fo:font-weight="bold" officeooo:rsid="000567df" officeooo:paragraph-rsid="000567df" style:font-size-asian="16pt" style:font-style-asian="italic" style:font-weight-asian="bold" style:font-size-complex="16pt" style:font-style-complex="italic" style:font-weight-complex="bold"/>
    </style:style>
    <style:style style:name="P12" style:family="paragraph" style:parent-style-name="Standard">
      <style:text-properties style:use-window-font-color="true" fo:font-size="16pt" fo:font-style="italic" fo:font-weight="bold" officeooo:rsid="000567df" officeooo:paragraph-rsid="000567df" fo:background-color="#ffffff" style:font-size-asian="16pt" style:font-style-asian="italic" style:font-weight-asian="bold" style:font-size-complex="16pt" style:font-style-complex="italic" style:font-weight-complex="bold"/>
    </style:style>
    <style:style style:name="P13" style:family="paragraph" style:parent-style-name="Standard">
      <style:text-properties style:use-window-font-color="true" fo:font-size="16pt" fo:font-style="normal" style:text-underline-style="none" fo:font-weight="bold" officeooo:rsid="000567df" officeooo:paragraph-rsid="000567df" fo:background-color="#ffffff" style:font-size-asian="16pt" style:font-style-asian="normal" style:font-weight-asian="bold" style:font-size-complex="16pt" style:font-style-complex="normal" style:font-weight-complex="bold"/>
    </style:style>
    <style:style style:name="P14" style:family="paragraph" style:parent-style-name="Standard">
      <style:text-properties style:use-window-font-color="true" fo:font-size="9.69999980926514pt" fo:font-style="italic" fo:font-weight="bold" officeooo:rsid="000567df" officeooo:paragraph-rsid="000567df" fo:background-color="#ffffff" style:font-size-asian="9.69999980926514pt" style:font-style-asian="italic" style:font-weight-asian="bold" style:font-size-complex="9.69999980926514pt" style:font-style-complex="italic" style:font-weight-complex="bold"/>
    </style:style>
    <style:style style:name="P15" style:family="paragraph" style:parent-style-name="Heading_20_2">
      <style:text-properties officeooo:paragraph-rsid="000567df"/>
    </style:style>
    <style:style style:name="T1" style:family="text">
      <style:text-properties fo:font-size="12pt" style:font-size-asian="10.5pt" style:font-size-complex="12pt"/>
    </style:style>
    <style:style style:name="T2" style:family="text">
      <style:text-properties fo:font-size="12pt" style:font-size-asian="10.5pt" style:font-style-asian="normal" style:font-weight-asian="normal" style:font-size-complex="12pt" style:font-style-complex="normal" style:font-weight-complex="normal"/>
    </style:style>
    <style:style style:name="T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variant="normal" fo:text-transform="none" fo:font-size="12pt" fo:letter-spacing="normal" fo:font-style="normal" fo:font-weight="normal"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fo:font-size="12pt" fo:letter-spacing="normal" fo:font-style="normal" fo:font-weight="normal"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sans-serif" fo:font-size="12pt" fo:letter-spacing="normal" fo:font-style="normal" fo:font-weight="normal"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sans-serif" fo:font-size="12pt" fo:letter-spacing="normal" fo:font-style="normal" fo:font-weight="normal" officeooo:rsid="0007114c"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sans-serif" fo:font-size="12pt" fo:letter-spacing="normal" fo:font-style="normal" officeooo:rsid="0007114c" style:font-size-asian="10.5pt" style:font-style-asian="normal" style:font-size-complex="12pt" style:font-style-complex="normal"/>
    </style:style>
    <style:style style:name="T11" style:family="text">
      <style:text-properties fo:font-variant="normal" fo:text-transform="none" fo:color="#000000" style:font-name="sans-serif" fo:font-size="9.75pt" fo:letter-spacing="normal" fo:font-style="normal"/>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sans-serif" fo:font-size="9.75pt" fo:letter-spacing="normal" fo:font-style="normal" fo:font-weight="normal" style:font-style-asian="normal" style:font-weight-asian="normal" style:font-style-complex="normal" style:font-weight-complex="normal"/>
    </style:style>
    <style:style style:name="T15" style:family="text">
      <style:text-properties fo:font-variant="normal" fo:text-transform="none" fo:color="#000000" style:font-name="sans-serif" fo:font-size="9.75pt" fo:letter-spacing="normal" fo:font-style="normal"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sans-serif" fo:font-size="9.75pt" fo:letter-spacing="normal" fo:font-style="normal" style:font-style-asian="normal" style:font-weight-asian="normal" style:font-style-complex="normal" style:font-weight-complex="normal"/>
    </style:style>
    <style:style style:name="T17" style:family="text">
      <style:text-properties fo:font-variant="normal" fo:text-transform="none" fo:color="#000000" style:font-name="sans-serif" fo:font-size="9.75pt" fo:letter-spacing="normal" fo:font-style="normal" officeooo:rsid="0008768d" style:font-style-asian="normal" style:font-weight-asian="normal" style:font-style-complex="normal" style:font-weight-complex="normal"/>
    </style:style>
    <style:style style:name="T18" style:family="text">
      <style:text-properties fo:font-variant="normal" fo:text-transform="none" fo:color="#000000" style:font-name="sans-serif" fo:font-size="9.75pt" fo:letter-spacing="normal" fo:font-style="italic" fo:font-weight="normal"/>
    </style:style>
    <style:style style:name="T19" style:family="text">
      <style:text-properties fo:font-variant="normal" fo:text-transform="none" fo:color="#000000" style:font-name="Linux Libertine" fo:font-size="12pt" fo:letter-spacing="normal" fo:font-style="normal" fo:font-weight="normal"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text-line-through-style="none" style:text-line-through-type="none" style:font-name="Linux Libertine" fo:font-size="12pt" fo:letter-spacing="normal" fo:font-style="normal" style:text-underline-style="none" fo:font-weight="normal" style:text-blinking="false"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2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000000" loext:char-shading-value="0"/>
    </style:style>
    <style:style style:name="T2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000000" loext:char-shading-value="0" style:font-size-asian="10.5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tyle-asian="normal" style:font-weight-asian="normal" style:font-style-complex="normal" style:font-weight-complex="normal"/>
    </style:style>
    <style:style style:name="T26"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27" style:family="text">
      <style:text-properties fo:font-variant="normal" fo:text-transform="none" fo:color="#000000" style:text-line-through-style="none" style:text-line-through-type="none" style:font-name="sans-serif" fo:font-size="7.5pt" fo:letter-spacing="normal" fo:font-style="normal" style:text-underline-style="none" fo:font-weight="normal" style:text-blinking="false"/>
    </style:style>
    <style:style style:name="T28" style:family="text">
      <style:text-properties fo:font-variant="normal" fo:text-transform="none" fo:color="#000000" style:text-line-through-style="none" style:text-line-through-type="none" style:font-name="sans-serif" fo:font-size="7.5pt" fo:letter-spacing="normal" fo:font-style="normal" style:text-underline-style="none" fo:font-weight="normal" style:text-blinking="false" style:font-style-asian="normal" style:font-weight-asian="normal" style:font-style-complex="normal" style:font-weight-complex="normal"/>
    </style:style>
    <style:style style:name="T29" style:family="text">
      <style:text-properties fo:font-variant="normal" fo:text-transform="none" fo:color="#000000" fo:letter-spacing="normal"/>
    </style:style>
    <style:style style:name="T30" style:family="text">
      <style:text-properties fo:font-variant="normal" fo:text-transform="none" fo:color="#000000" style:font-name="Arial" fo:font-size="9.75pt" fo:letter-spacing="normal" fo:font-style="normal" fo:font-weight="normal" style:font-size-asian="10.5pt" style:font-style-asian="normal" style:font-weight-asian="normal" style:font-size-complex="12pt" style:font-style-complex="normal" style:font-weight-complex="normal"/>
    </style:style>
    <style:style style:name="T31" style:family="text">
      <style:text-properties fo:font-variant="normal" fo:text-transform="none" style:font-name="sans-serif" fo:font-size="12pt" fo:letter-spacing="normal" fo:font-style="normal" fo:font-weight="normal" style:font-size-asian="10.5pt" style:font-style-asian="normal" style:font-weight-asian="normal" style:font-size-complex="12pt" style:font-style-complex="normal" style:font-weight-complex="normal"/>
    </style:style>
    <style:style style:name="T32" style:family="text">
      <style:text-properties fo:font-variant="normal" fo:text-transform="none" style:font-name="sans-serif" fo:font-size="9.75pt" fo:letter-spacing="normal" fo:font-style="normal" fo:font-weight="normal"/>
    </style:style>
    <style:style style:name="T33" style:family="text">
      <style:text-properties fo:font-variant="normal" fo:text-transform="none" style:font-name="sans-serif" fo:font-size="9.75pt" fo:letter-spacing="normal" fo:font-style="normal" fo:font-weight="normal" style:font-size-asian="10.5pt" style:font-style-asian="normal" style:font-weight-asian="normal" style:font-size-complex="12pt" style:font-style-complex="normal" style:font-weight-complex="normal"/>
    </style:style>
    <style:style style:name="T34" style:family="text">
      <style:text-properties fo:font-variant="normal" fo:text-transform="none" style:font-name="Linux Libertine" fo:font-size="12pt" fo:letter-spacing="normal" fo:font-style="normal" fo:font-weight="normal" style:font-size-asian="10.5pt" style:font-style-asian="normal" style:font-weight-asian="normal" style:font-size-complex="12pt" style:font-style-complex="normal" style:font-weight-complex="normal"/>
    </style:style>
    <style:style style:name="T35" style:family="text">
      <style:text-properties fo:font-variant="normal" fo:text-transform="none" style:font-name="Linux Libertine" fo:font-size="12pt" fo:letter-spacing="normal" fo:font-style="normal" style:font-size-asian="10.5pt" style:font-style-asian="normal" style:font-size-complex="12pt" style:font-style-complex="normal"/>
    </style:style>
    <style:style style:name="T36" style:family="text">
      <style:text-properties fo:font-variant="normal" fo:text-transform="none" style:text-line-through-style="none" style:text-line-through-type="none" style:font-name="sans-serif" fo:font-size="9.75pt" fo:letter-spacing="normal" fo:font-style="normal" style:text-underline-style="none" fo:font-weight="normal" style:text-blinking="false"/>
    </style:style>
    <style:style style:name="T37" style:family="text">
      <style:text-properties fo:font-variant="normal" fo:text-transform="none" style:text-line-through-style="none" style:text-line-through-type="none" style:font-name="sans-serif" fo:font-size="9.75pt" fo:letter-spacing="normal" fo:font-style="normal" style:text-underline-style="none" fo:font-weight="normal" style:text-blinking="false" fo:background-color="#000000" loext:char-shading-value="0" style:font-size-asian="10.5pt" style:font-style-asian="normal" style:font-weight-asian="normal" style:font-size-complex="12pt" style:font-style-complex="normal" style:font-weight-complex="normal"/>
    </style:style>
    <style:style style:name="T38" style:family="text">
      <style:text-properties fo:font-variant="normal" fo:text-transform="none" style:use-window-font-color="true" style:font-name="sans-serif" fo:font-size="9.75pt" fo:letter-spacing="normal" fo:font-style="normal" fo:font-weight="normal"/>
    </style:style>
    <style:style style:name="T39" style:family="text">
      <style:text-properties fo:font-variant="normal" fo:text-transform="none" style:use-window-font-color="true" style:font-name="sans-serif" fo:font-size="9.75pt" fo:letter-spacing="normal" fo:font-style="normal" fo:font-weight="normal" style:font-size-asian="10.5pt" style:font-style-asian="normal" style:font-weight-asian="normal" style:font-size-complex="12pt" style:font-style-complex="normal" style:font-weight-complex="normal"/>
    </style:style>
    <style:style style:name="T40" style:family="text">
      <style:text-properties fo:font-variant="normal" fo:text-transform="none" style:use-window-font-color="true" style:font-name="sans-serif" fo:font-size="9.75pt" fo:letter-spacing="normal" fo:font-style="normal" fo:font-weight="normal" fo:background-color="#ffffff" loext:char-shading-value="0"/>
    </style:style>
    <style:style style:name="T41" style:family="text">
      <style:text-properties fo:font-variant="normal" fo:text-transform="none" style:use-window-font-color="true" style:font-name="sans-serif" fo:font-size="9.75pt" fo:letter-spacing="normal" fo:font-style="normal" fo:font-weight="normal" fo:background-color="#ffffff" loext:char-shading-value="0" style:font-size-asian="10.5pt" style:font-style-asian="normal" style:font-weight-asian="normal" style:font-size-complex="12pt" style:font-style-complex="normal" style:font-weight-complex="normal"/>
    </style:style>
    <style:style style:name="T42" style:family="text">
      <style:text-properties fo:font-variant="normal" fo:text-transform="none" style:use-window-font-color="true" style:text-line-through-style="none" style:text-line-through-type="none" style:font-name="sans-serif" fo:font-size="9.75pt" fo:letter-spacing="normal" fo:font-style="normal" style:text-underline-style="none" fo:font-weight="normal" style:text-blinking="false"/>
    </style:style>
    <style:style style:name="T43" style:family="text">
      <style:text-properties fo:font-variant="normal" fo:text-transform="none" style:use-window-font-color="true" style:text-line-through-style="none" style:text-line-through-type="none" style:font-name="sans-serif" fo:font-size="9.75pt" fo:letter-spacing="normal" fo:font-style="normal" style:text-underline-style="none" fo:font-weight="normal" style:text-blinking="false" fo:background-color="#000000" loext:char-shading-value="0" style:font-size-asian="10.5pt" style:font-style-asian="normal" style:font-weight-asian="normal" style:font-size-complex="12pt" style:font-style-complex="normal" style:font-weight-complex="normal"/>
    </style:style>
    <style:style style:name="T44" style:family="text">
      <style:text-properties fo:font-variant="normal" fo:text-transform="none" style:use-window-font-color="true" style:text-line-through-style="none" style:text-line-through-type="none" style:font-name="sans-serif" fo:font-size="9.75pt" fo:letter-spacing="normal" fo:font-style="normal" style:text-underline-style="none" fo:font-weight="normal" style:text-blinking="false" style:font-size-asian="10.5pt" style:font-style-asian="normal" style:font-weight-asian="normal" style:font-size-complex="12pt" style:font-style-complex="normal" style:font-weight-complex="normal"/>
    </style:style>
    <style:style style:name="T45" style:family="text">
      <style:text-properties fo:font-variant="normal" fo:text-transform="none" style:use-window-font-color="true"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46" style:family="text">
      <style:text-properties fo:font-variant="normal" fo:text-transform="none" style:use-window-font-color="true" style:text-line-through-style="none" style:text-line-through-type="none" style:font-name="sans-serif" fo:font-size="9.75pt" fo:letter-spacing="normal" fo:font-style="normal" style:text-underline-style="none" fo:font-weight="normal" style:text-blinking="false" fo:background-color="#ffffff" loext:char-shading-value="0" style:font-size-asian="10.5pt" style:font-style-asian="normal" style:font-weight-asian="normal" style:font-size-complex="12pt" style:font-style-complex="normal" style:font-weight-complex="normal"/>
    </style:style>
    <style:style style:name="T47" style:family="text">
      <style:text-properties fo:font-variant="normal" fo:text-transform="none" style:use-window-font-color="true" fo:font-size="12pt" fo:letter-spacing="normal" fo:font-style="normal" fo:font-weight="normal" style:font-size-asian="10.5pt" style:font-style-asian="normal" style:font-weight-asian="normal" style:font-size-complex="12pt" style:font-style-complex="normal" style:font-weight-complex="normal"/>
    </style:style>
    <style:style style:name="T48" style:family="text">
      <style:text-properties fo:font-variant="normal" fo:text-transform="none" style:use-window-font-color="true" fo:font-size="12pt" fo:letter-spacing="normal" fo:font-style="normal" fo:font-weight="normal" fo:background-color="#ffffff" loext:char-shading-value="0" style:font-size-asian="10.5pt" style:font-style-asian="normal" style:font-weight-asian="normal" style:font-size-complex="12pt" style:font-style-complex="normal" style:font-weight-complex="normal"/>
    </style:style>
    <style:style style:name="T49" style:family="text">
      <style:text-properties fo:font-variant="normal" fo:text-transform="none" style:use-window-font-color="true" style:font-name="Linux Libertine" fo:font-size="12pt" fo:letter-spacing="normal" fo:font-style="normal" fo:font-weight="bold" officeooo:rsid="000567df" fo:background-color="#ffffff" loext:char-shading-value="0" style:font-size-asian="10.5pt" style:font-style-asian="normal" style:font-weight-asian="bold" style:font-size-complex="12pt" style:font-style-complex="normal" style:font-weight-complex="bold"/>
    </style:style>
    <style:style style:name="T50" style:family="text">
      <style:text-properties fo:font-variant="normal" fo:text-transform="none" style:use-window-font-color="true" style:font-name="Linux Libertine" fo:font-size="12pt" fo:letter-spacing="normal" fo:font-style="normal" fo:font-weight="normal" officeooo:rsid="000567df" fo:background-color="#ffffff" loext:char-shading-value="0" style:font-size-asian="10.5pt" style:font-style-asian="normal" style:font-weight-asian="normal" style:font-size-complex="12pt" style:font-style-complex="normal" style:font-weight-complex="normal"/>
    </style:style>
    <style:style style:name="T51" style:family="text">
      <style:text-properties fo:font-variant="normal" fo:text-transform="none" style:use-window-font-color="true" style:font-name="Linux Libertine" fo:font-size="9.69999980926514pt" fo:letter-spacing="normal" fo:font-style="normal" fo:font-weight="normal" officeooo:rsid="000567df" fo:background-color="#ffffff" loext:char-shading-value="0" style:font-size-asian="9.69999980926514pt" style:font-style-asian="normal" style:font-weight-asian="normal" style:font-size-complex="9.69999980926514pt" style:font-style-complex="normal" style:font-weight-complex="normal"/>
    </style:style>
    <style:style style:name="T52" style:family="text">
      <style:text-properties style:use-window-font-color="true" fo:font-size="12pt" fo:font-style="normal" fo:font-weight="normal" style:font-size-asian="10.5pt" style:font-style-asian="normal" style:font-weight-asian="normal" style:font-size-complex="12pt" style:font-style-complex="normal" style:font-weight-complex="normal"/>
    </style:style>
    <style:style style:name="T53" style:family="text">
      <style:text-properties style:use-window-font-color="true" fo:font-size="12pt" fo:font-style="normal" fo:font-weight="normal" fo:background-color="#ffffff" loext:char-shading-value="0" style:font-size-asian="10.5pt" style:font-style-asian="normal" style:font-weight-asian="normal" style:font-size-complex="12pt" style:font-style-complex="normal" style:font-weight-complex="normal"/>
    </style:style>
    <style:style style:name="T54" style:family="text">
      <style:text-properties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Encapsulation - </text:span><text:span text:style-name="T12">is used to refer to one of two related but distinct notions, and sometimes to the combination thereof:</text:span></text:p>
      <text:list xml:id="list2322412456699155853" text:style-name="L1">
        <text:list-item>
          <text:p text:style-name="P4"><text:span text:style-name="T12">A language mechanism for restricting direct access to some of the </text:span><text:a xlink:type="simple" xlink:href="https://en.wikipedia.org/wiki/Object_(computer_science)"><text:span text:style-name="T21">object</text:span></text:a><text:span text:style-name="T12">'s components.</text:span><text:bookmark text:name="cite_ref-3"/><text:a xlink:type="simple" xlink:href="https://en.wikipedia.org/wiki/Encapsulation_(computer_programming)#cite_note-3">[3]</text:a><text:bookmark text:name="cite_ref-Pierce_4-0"/><text:a xlink:type="simple" xlink:href="https://en.wikipedia.org/wiki/Encapsulation_(computer_programming)#cite_note-Pierce-4">[4]</text:a></text:p>
        </text:list-item>
        <text:list-item>
          <text:p text:style-name="P8"><text:span text:style-name="T12">A language construct that facilitates the bundling of data with the </text:span><text:a xlink:type="simple" xlink:href="https://en.wikipedia.org/wiki/Method_(computer_programming)"><text:span text:style-name="T21">methods</text:span></text:a><text:span text:style-name="T12"> (or other functions) operating on that data</text:span></text:p>
        </text:list-item>
      </text:list>
      <text:p text:style-name="P12"/>
      <text:p text:style-name="P12"><text:span text:style-name="T11">Inheritance - </text:span><text:span text:style-name="T12">is when an </text:span><text:a xlink:type="simple" xlink:href="https://en.wikipedia.org/wiki/Object_(computer_science)"><text:span text:style-name="T21">object</text:span></text:a><text:span text:style-name="T29"> </text:span><text:span text:style-name="T12">or </text:span><text:a xlink:type="simple" xlink:href="https://en.wikipedia.org/wiki/Class_(computer_programming)"><text:span text:style-name="T21">class</text:span></text:a><text:span text:style-name="T29"> </text:span><text:span text:style-name="T12">is based on another object (</text:span><text:a xlink:type="simple" xlink:href="https://en.wikipedia.org/wiki/Prototype-based_programming"><text:span text:style-name="T21">prototypal inheritance</text:span></text:a><text:span text:style-name="T12">) or class (</text:span><text:a xlink:type="simple" xlink:href="https://en.wikipedia.org/wiki/Class-based_programming"><text:span text:style-name="T21">class-based inheritance</text:span></text:a><text:span text:style-name="T12">), using the same implementation (inheriting from an object or class) specifying implementation to maintain the same behavior (realizing an interface; inheriting behavior).</text:span> </text:p>
      <text:p text:style-name="P12"/>
      <text:p text:style-name="P12">Delegation<text:span text:style-name="T3"> - is an alternative to inheritance for reusing code among multiple classes. Inheritance uses the IS-A relationship for re-use; delegation uses the HAS-A reference relationship to do the same. Inheritance and delegation have the same kind of relationship that, say, Aspirin and Tylenol, have. Both are alternatives for fixing a problem – Tylenol and Aspirin a headache, and Inheritance and Delegation code duplication - with one more appropriate than the other in some situations.</text:span></text:p>
      <text:p text:style-name="P12"><text:span text:style-name="T3"><text:s text:c="4"/>Insertion an instance of reused object into reusing object.</text:span></text:p>
      <text:p text:style-name="P12"><text:span text:style-name="T31"/></text:p>
      <text:p text:style-name="P12"><text:span text:style-name="T33">one entity passing something to another entity</text:span><text:span text:style-name="T3"> </text:span></text:p>
      <text:p text:style-name="P12"><text:span text:style-name="T3"/></text:p>
      <text:h text:style-name="P15" text:outline-level="2"><text:bookmark text:name="Aggregation"/><text:span text:style-name="T49">Aggregation - </text:span><text:span text:style-name="T51">a</text:span><text:span text:style-name="T40">ggregation differs from ordinary composition in that it does not imply ownership. In composition, when the owning object is destroyed, so are the contained objects. In aggregation, this is not necessarily true. For example, a </text:span><text:a xlink:type="simple" xlink:href="https://en.wikipedia.org/wiki/University"><text:span text:style-name="T45">university</text:span></text:a><text:span text:style-name="T40"> owns various departments (e.g., </text:span><text:a xlink:type="simple" xlink:href="https://en.wikipedia.org/wiki/Chemistry"><text:span text:style-name="T45">chemistry</text:span></text:a><text:span text:style-name="T40">), and each department has a number of professors. If the university closes, the departments will no longer exist, but the professors in those departments will continue to exist. Therefore, a University can be seen as a composition of departments, whereas departments have an aggregation of professors</text:span></text:h>
      <text:p text:style-name="P12"><text:span text:style-name="T3"/></text:p>
      <text:p text:style-name="P13"><text:span text:style-name="T1">Composition</text:span></text:p>
      <text:p text:style-name="P12"><text:span text:style-name="T3"/></text:p>
      <text:p text:style-name="P11"><text:span text:style-name="T41">is a way to </text:span><text:a xlink:type="simple" xlink:href="https://en.wikipedia.org/wiki/Association_(object-oriented_programming)"><text:span text:style-name="T46">combine</text:span></text:a><text:span text:style-name="T48"> </text:span><text:span text:style-name="T41">simple </text:span><text:a xlink:type="simple" xlink:href="https://en.wikipedia.org/wiki/Object_(computer_science)"><text:span text:style-name="T46">objects</text:span></text:a><text:span text:style-name="T48"> </text:span><text:span text:style-name="T41">or </text:span><text:a xlink:type="simple" xlink:href="https://en.wikipedia.org/wiki/Data_type"><text:span text:style-name="T46">data types</text:span></text:a><text:span text:style-name="T48"> </text:span><text:span text:style-name="T41">into more complex ones</text:span><text:span text:style-name="T53"> </text:span></text:p>
      <text:p text:style-name="P12"><text:span text:style-name="T3"/></text:p>
      <text:p text:style-name="P12"><text:span text:style-name="T15">Function composition</text:span></text:p>
      <text:p text:style-name="P12"><text:span text:style-name="T7"> </text:span><text:span text:style-name="T13">(not to be confused with </text:span><text:a xlink:type="simple" xlink:href="https://en.wikipedia.org/wiki/Object_composition"><text:span text:style-name="T22">object composition</text:span></text:a><text:span text:style-name="T13">) is an act or mechanism to combine simple </text:span><text:a xlink:type="simple" xlink:href="https://en.wikipedia.org/wiki/Subroutine"><text:span text:style-name="T22">functions</text:span></text:a><text:span text:style-name="T7"> </text:span><text:span text:style-name="T13">to build more complicated ones</text:span><text:span text:style-name="T3"> </text:span></text:p>
      <text:p text:style-name="P12"><text:span text:style-name="T3"/></text:p>
      <text:p text:style-name="P12"><text:span text:style-name="T10">Interface</text:span><text:span text:style-name="T9"> </text:span><text:span text:style-name="T13">is a shared boundary across which two separate components of a </text:span><text:a xlink:type="simple" xlink:href="https://en.wikipedia.org/wiki/Computer_system"><text:span text:style-name="T22">computer system</text:span></text:a><text:span text:style-name="T7"> </text:span><text:span text:style-name="T13">exchange information. The exchange can be between </text:span><text:a xlink:type="simple" xlink:href="https://en.wikipedia.org/wiki/Software"><text:span text:style-name="T22">software</text:span></text:a><text:span text:style-name="T13">, </text:span><text:a xlink:type="simple" xlink:href="https://en.wikipedia.org/wiki/Computer_hardware"><text:span text:style-name="T22">computer hardware</text:span></text:a><text:span text:style-name="T13">, </text:span><text:a xlink:type="simple" xlink:href="https://en.wikipedia.org/wiki/Peripheral"><text:span text:style-name="T22">peripheral</text:span></text:a><text:span text:style-name="T7"> </text:span><text:span text:style-name="T13">devices, </text:span><text:a xlink:type="simple" xlink:href="https://en.wikipedia.org/wiki/User_interface"><text:span text:style-name="T22">humans</text:span></text:a><text:span text:style-name="T7"> </text:span><text:span text:style-name="T13">and combinations of these</text:span><text:span text:style-name="T3"> </text:span></text:p>
      <text:p text:style-name="P12"><text:span text:style-name="T3"/></text:p>
      <text:p text:style-name="P12"><text:span text:style-name="T30">I think interface can have public variable. In fact variables in interface are automatically public and final</text:span><text:span text:style-name="T3"> </text:span></text:p>
      <text:p text:style-name="P12"><text:span text:style-name="T3"/></text:p>
      <text:p text:style-name="P3"><text:span text:style-name="T54">interfaces can have no state or implementation</text:span></text:p>
      <text:list xml:id="list3667077449139139614" text:style-name="L2">
        <text:list-item>
          <text:p text:style-name="P7">a class that implements an interface must provide an implementation of all the methods of that interface</text:p>
        </text:list-item>
        <text:list-item>
          <text:p text:style-name="P5">abstract classes may contain state (data members) and/or implementation (methods)</text:p>
        </text:list-item>
        <text:list-item>
          <text:p text:style-name="P5">abstract classes can be inherited without implementing the abstract methods (though such a derived class is abstract itself)</text:p>
        </text:list-item>
        <text:list-item>
          <text:p text:style-name="P5">interfaces may be multiple-inherited, abstract classes may not (this is probably the key concrete reason for <text:soft-page-break/>interfaces to exist separately from abtract classes - they permit an implementation of multiple inheritance that removes many of the problems of general MI).</text:p>
        </text:list-item>
      </text:list>
      <text:p text:style-name="P14"><text:span text:style-name="T5"/></text:p>
      <text:p text:style-name="P2"><text:span text:style-name="T17">P</text:span><text:span text:style-name="T16">olymorphism</text:span><text:span text:style-name="T14"> is the provision of a single </text:span><text:a xlink:type="simple" xlink:href="https://en.wikipedia.org/wiki/Interface_(computing)"><text:span text:style-name="T25">interface</text:span></text:a><text:span text:style-name="T14"> to entities of different </text:span><text:a xlink:type="simple" xlink:href="https://en.wikipedia.org/wiki/Data_type"><text:span text:style-name="T25">types</text:span></text:a><text:span text:style-name="T14">.</text:span><text:bookmark text:name="cite_ref-1"/><text:a xlink:type="simple" xlink:href="https://en.wikipedia.org/wiki/Polymorphism_(computer_science)#cite_note-1"><text:span text:style-name="T28">[1]</text:span></text:a><text:span text:style-name="T14"> A </text:span><text:span text:style-name="T16">polymorphic type</text:span><text:span text:style-name="T14"> is one whose operations can also be applied to values of some other type, or types.</text:span><text:bookmark text:name="cite_ref-Luca_2-0"/><text:a xlink:type="simple" xlink:href="https://en.wikipedia.org/wiki/Polymorphism_(computer_science)#cite_note-Luca-2"><text:span text:style-name="T28">[2]</text:span></text:a><text:span text:style-name="T14"> There are several fundamentally different kinds of polymorphism:</text:span></text:p>
      <text:list xml:id="list8570679444225447858" text:style-name="L3">
        <text:list-item>
          <text:p text:style-name="P6"><text:a xlink:type="simple" xlink:href="https://en.wikipedia.org/wiki/Ad_hoc_polymorphism"><text:span text:style-name="T26">Ad hoc polymorphism</text:span></text:a><text:span text:style-name="T12">: when a function denotes different and potentially heterogeneous implementations depending on a limited range of individually specified types and combinations. Ad hoc polymorphism is supported in many languages using</text:span><text:a xlink:type="simple" xlink:href="https://en.wikipedia.org/wiki/Function_overloading"><text:span text:style-name="T21">function overloading</text:span></text:a><text:span text:style-name="T12">.</text:span></text:p>
        </text:list-item>
        <text:list-item>
          <text:p text:style-name="P9"><text:a xlink:type="simple" xlink:href="https://en.wikipedia.org/wiki/Parametric_polymorphism"><text:span text:style-name="T26">Parametric polymorphism</text:span></text:a><text:span text:style-name="T12">: when code is written without mention of any specific type and thus can be used transparently with any number of new types. In the </text:span><text:a xlink:type="simple" xlink:href="https://en.wikipedia.org/wiki/Object-oriented_programming"><text:span text:style-name="T21">object-oriented programming</text:span></text:a><text:span text:style-name="T12"> community, this is often known as </text:span><text:span text:style-name="T18">generics</text:span><text:span text:style-name="T12"> or </text:span><text:a xlink:type="simple" xlink:href="https://en.wikipedia.org/wiki/Generic_programming"><text:span text:style-name="T26">generic programming</text:span></text:a><text:span text:style-name="T12">. In the </text:span><text:a xlink:type="simple" xlink:href="https://en.wikipedia.org/wiki/Functional_programming"><text:span text:style-name="T21">functional programming</text:span></text:a><text:span text:style-name="T12"> community, this is often shortened to </text:span><text:span text:style-name="T18">polymorphism</text:span><text:span text:style-name="T12">.</text:span></text:p>
        </text:list-item>
        <text:list-item>
          <text:p text:style-name="P10"><text:a xlink:type="simple" xlink:href="https://en.wikipedia.org/wiki/Subtyping"><text:span text:style-name="T26">Subtyping</text:span></text:a><text:span text:style-name="T12"> (also called </text:span><text:span text:style-name="T18">subtype polymorphism</text:span><text:span text:style-name="T12"> or </text:span><text:span text:style-name="T18">inclusion polymorphism</text:span><text:span text:style-name="T12">): when a name denotes instances of many different classes related by some common superclass.</text:span><text:bookmark text:name="cite_ref-gbooch_3-0"/><text:a xlink:type="simple" xlink:href="https://en.wikipedia.org/wiki/Polymorphism_(computer_science)#cite_note-gbooch-3"><text:span text:style-name="T27">[3]</text:span></text:a><text:span text:style-name="T12"> In the object-oriented programming community, this is often simply referred to as </text:span><text:span text:style-name="T18">polymorphism</text:span><text:span text:style-name="T12">.</text:span></text:p>
        </text:list-item>
      </text:list>
      <text:p text:style-name="P1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Linux Libertine" svg:font-family="'Linux Libertine', Georgia, Times, serif"/>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10:42:40.179000000</meta:creation-date>
    <dc:date>2016-07-25T15:19:10.693000000</dc:date>
    <meta:editing-duration>PT4H21M20S</meta:editing-duration>
    <meta:editing-cycles>2</meta:editing-cycles>
    <meta:generator>LibreOffice/4.2.1.1$Windows_x86 LibreOffice_project/d7dbbd7842e6a58b0f521599204e827654e1fb8b</meta:generator>
    <meta:document-statistic meta:table-count="0" meta:image-count="0" meta:object-count="0" meta:page-count="2" meta:paragraph-count="23" meta:word-count="616" meta:character-count="4120" meta:non-whitespace-character-count="3524"/>
  </office:meta>
</office:document-meta>
</file>